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949" officeooo:paragraph-rsid="00095949"/>
    </style:style>
    <style:style style:name="P2" style:family="paragraph" style:parent-style-name="Standard">
      <style:text-properties officeooo:rsid="000ae29a" officeooo:paragraph-rsid="000ae29a"/>
    </style:style>
    <style:style style:name="P3" style:family="paragraph" style:parent-style-name="Standard">
      <style:text-properties officeooo:rsid="000c166c" officeooo:paragraph-rsid="000c166c"/>
    </style:style>
    <style:style style:name="P4" style:family="paragraph" style:parent-style-name="Standard">
      <style:text-properties fo:font-weight="bold" officeooo:rsid="000c166c" officeooo:paragraph-rsid="000c166c" style:font-weight-asian="bold" style:font-weight-complex="bold"/>
    </style:style>
    <style:style style:name="P5" style:family="paragraph" style:parent-style-name="Standard">
      <style:text-properties fo:font-weight="bold" officeooo:rsid="000d73f2" officeooo:paragraph-rsid="000d73f2" style:font-weight-asian="bold" style:font-weight-complex="bold"/>
    </style:style>
    <style:style style:name="P6" style:family="paragraph" style:parent-style-name="Standard">
      <style:text-properties officeooo:rsid="000d73f2" officeooo:paragraph-rsid="000d73f2"/>
    </style:style>
    <style:style style:name="P7" style:family="paragraph" style:parent-style-name="Standard">
      <style:text-properties officeooo:rsid="0010d264" officeooo:paragraph-rsid="0010d264"/>
    </style:style>
    <style:style style:name="P8" style:family="paragraph" style:parent-style-name="Standard">
      <style:text-properties officeooo:rsid="0011cd9f" officeooo:paragraph-rsid="0011cd9f"/>
    </style:style>
    <style:style style:name="P9" style:family="paragraph" style:parent-style-name="Standard">
      <style:text-properties officeooo:rsid="00134676" officeooo:paragraph-rsid="00134676"/>
    </style:style>
    <style:style style:name="P10" style:family="paragraph" style:parent-style-name="Standard">
      <style:text-properties fo:font-variant="normal" fo:text-transform="none" fo:color="#666666" style:font-name="SFMono-Regular" fo:font-size="12pt" fo:letter-spacing="normal" fo:font-style="normal" fo:font-weight="bold" officeooo:rsid="00134676" officeooo:paragraph-rsid="00134676" style:font-size-asian="12pt" style:font-weight-asian="bold" style:font-size-complex="12pt" style:font-weight-complex="bold"/>
    </style:style>
    <style:style style:name="P11" style:family="paragraph" style:parent-style-name="Standard">
      <style:text-properties fo:font-variant="normal" fo:text-transform="none" fo:color="#666666" style:font-name="SFMono-Regular" fo:font-size="13.5pt" fo:letter-spacing="normal" fo:font-style="normal" fo:font-weight="normal" officeooo:rsid="00134676" officeooo:paragraph-rsid="00134676"/>
    </style:style>
    <style:style style:name="P12" style:family="paragraph" style:parent-style-name="Standard">
      <style:text-properties fo:font-variant="normal" fo:text-transform="none" fo:color="#666666" style:font-name="Liberation Serif" fo:font-size="13.5pt" fo:letter-spacing="normal" fo:font-style="normal" fo:font-weight="normal" officeooo:rsid="003bb0d9" officeooo:paragraph-rsid="003bb0d9"/>
    </style:style>
    <style:style style:name="P13" style:family="paragraph" style:parent-style-name="Standard">
      <style:text-properties fo:font-variant="normal" fo:text-transform="none" fo:color="#666666" style:font-name="Liberation Serif" fo:font-size="13.5pt" fo:letter-spacing="normal" fo:font-style="normal" fo:font-weight="normal" officeooo:rsid="003bb0d9" officeooo:paragraph-rsid="003be754"/>
    </style:style>
    <style:style style:name="P14" style:family="paragraph" style:parent-style-name="Standard">
      <style:text-properties fo:font-variant="normal" fo:text-transform="none" fo:color="#666666" style:font-name="Liberation Serif" fo:font-size="13.5pt" fo:letter-spacing="normal" fo:font-style="normal" fo:font-weight="normal" officeooo:rsid="003bf1c0" officeooo:paragraph-rsid="003bf1c0"/>
    </style:style>
    <style:style style:name="P15" style:family="paragraph" style:parent-style-name="Standard">
      <style:text-properties fo:font-variant="normal" fo:text-transform="none" fo:color="#666666" style:font-name="Liberation Serif" fo:font-size="13.5pt" fo:letter-spacing="normal" fo:font-style="italic" fo:font-weight="normal" officeooo:rsid="003bb0d9" officeooo:paragraph-rsid="003bb0d9" style:font-style-asian="italic" style:font-style-complex="italic"/>
    </style:style>
    <style:style style:name="P16" style:family="paragraph" style:parent-style-name="Standard">
      <style:text-properties fo:font-variant="normal" fo:text-transform="none" fo:color="#666666" style:font-name="Liberation Serif" fo:font-size="13.5pt" fo:letter-spacing="normal" fo:font-style="italic" fo:font-weight="normal" officeooo:rsid="003be754" officeooo:paragraph-rsid="003be754" style:font-style-asian="italic" style:font-style-complex="italic"/>
    </style:style>
    <style:style style:name="P17" style:family="paragraph" style:parent-style-name="Standard">
      <style:text-properties officeooo:rsid="002e6333" officeooo:paragraph-rsid="002e6333"/>
    </style:style>
    <style:style style:name="P18" style:family="paragraph" style:parent-style-name="Standard">
      <style:text-properties officeooo:rsid="002edef2" officeooo:paragraph-rsid="002edef2"/>
    </style:style>
    <style:style style:name="P19" style:family="paragraph" style:parent-style-name="Standard">
      <style:text-properties officeooo:rsid="002fdb01" officeooo:paragraph-rsid="002fdb01"/>
    </style:style>
    <style:style style:name="P20" style:family="paragraph" style:parent-style-name="Standard">
      <style:text-properties officeooo:rsid="0030749e" officeooo:paragraph-rsid="0030749e"/>
    </style:style>
    <style:style style:name="P21" style:family="paragraph" style:parent-style-name="Standard">
      <style:text-properties officeooo:rsid="00337d7b" officeooo:paragraph-rsid="00337d7b"/>
    </style:style>
    <style:style style:name="P22" style:family="paragraph" style:parent-style-name="Standard">
      <style:text-properties fo:font-size="6pt" officeooo:rsid="003651b2" officeooo:paragraph-rsid="003651b2" style:font-size-asian="6pt" style:font-size-complex="6pt"/>
    </style:style>
    <style:style style:name="P23" style:family="paragraph" style:parent-style-name="Standard">
      <style:text-properties officeooo:paragraph-rsid="003651b2"/>
    </style:style>
    <style:style style:name="P24" style:family="paragraph" style:parent-style-name="Standard">
      <style:text-properties officeooo:rsid="003482f1" officeooo:paragraph-rsid="003482f1"/>
    </style:style>
    <style:style style:name="P25" style:family="paragraph" style:parent-style-name="Standard">
      <style:text-properties officeooo:rsid="003d622a" officeooo:paragraph-rsid="003d622a"/>
    </style:style>
    <style:style style:name="P26" style:family="paragraph" style:parent-style-name="Text_20_body">
      <style:text-properties officeooo:rsid="0015e726" officeooo:paragraph-rsid="0015e726"/>
    </style:style>
    <style:style style:name="P27" style:family="paragraph" style:parent-style-name="Text_20_body">
      <style:text-properties officeooo:rsid="00175c4c" officeooo:paragraph-rsid="00175c4c"/>
    </style:style>
    <style:style style:name="P28" style:family="paragraph" style:parent-style-name="Text_20_body">
      <style:text-properties officeooo:rsid="001886ff" officeooo:paragraph-rsid="001886ff"/>
    </style:style>
    <style:style style:name="P29" style:family="paragraph" style:parent-style-name="Text_20_body">
      <style:text-properties officeooo:rsid="001be3bd" officeooo:paragraph-rsid="001be3bd"/>
    </style:style>
    <style:style style:name="P30" style:family="paragraph" style:parent-style-name="Text_20_body">
      <style:text-properties officeooo:rsid="001fa6ce" officeooo:paragraph-rsid="001fa6ce"/>
    </style:style>
    <style:style style:name="P31" style:family="paragraph" style:parent-style-name="Text_20_body">
      <style:text-properties officeooo:rsid="002193d2" officeooo:paragraph-rsid="002193d2"/>
    </style:style>
    <style:style style:name="P32" style:family="paragraph" style:parent-style-name="Text_20_body">
      <style:text-properties fo:font-style="italic" officeooo:rsid="001fa6ce" officeooo:paragraph-rsid="001fa6ce" style:font-style-asian="italic" style:font-style-complex="italic"/>
    </style:style>
    <style:style style:name="P33" style:family="paragraph" style:parent-style-name="Text_20_body">
      <style:text-properties fo:font-style="italic" officeooo:rsid="001fa6ce" officeooo:paragraph-rsid="003e2305" style:font-style-asian="italic" style:font-style-complex="italic"/>
    </style:style>
    <style:style style:name="P34" style:family="paragraph" style:parent-style-name="Text_20_body">
      <style:text-properties fo:font-style="italic" officeooo:rsid="002641c8" officeooo:paragraph-rsid="002641c8" style:font-style-asian="italic" style:font-style-complex="italic"/>
    </style:style>
    <style:style style:name="P35" style:family="paragraph" style:parent-style-name="Text_20_body">
      <style:text-properties fo:font-style="italic" officeooo:rsid="00283e51" officeooo:paragraph-rsid="00283e51" style:font-style-asian="italic" style:font-style-complex="italic"/>
    </style:style>
    <style:style style:name="P36" style:family="paragraph" style:parent-style-name="Text_20_body">
      <style:text-properties officeooo:rsid="0025bf9f" officeooo:paragraph-rsid="0025bf9f"/>
    </style:style>
    <style:style style:name="P37" style:family="paragraph" style:parent-style-name="Text_20_body">
      <style:text-properties officeooo:rsid="002641c8" officeooo:paragraph-rsid="002641c8"/>
    </style:style>
    <style:style style:name="P38" style:family="paragraph" style:parent-style-name="Text_20_body">
      <style:text-properties fo:font-style="normal" officeooo:rsid="002641c8" officeooo:paragraph-rsid="002641c8" style:font-style-asian="normal" style:font-style-complex="normal"/>
    </style:style>
    <style:style style:name="P39" style:family="paragraph" style:parent-style-name="Text_20_body">
      <style:text-properties fo:font-style="normal" officeooo:rsid="00283e51" officeooo:paragraph-rsid="00283e51" style:font-style-asian="normal" style:font-style-complex="normal"/>
    </style:style>
    <style:style style:name="P40" style:family="paragraph" style:parent-style-name="Text_20_body">
      <style:text-properties fo:font-style="normal" officeooo:rsid="002a0626" officeooo:paragraph-rsid="002a0626" style:font-style-asian="normal" style:font-style-complex="normal"/>
    </style:style>
    <style:style style:name="P41" style:family="paragraph" style:parent-style-name="Text_20_body">
      <style:text-properties fo:font-style="normal" officeooo:rsid="00317df4" officeooo:paragraph-rsid="00317df4" style:font-style-asian="normal" style:font-style-complex="normal"/>
    </style:style>
    <style:style style:name="P42" style:family="paragraph" style:parent-style-name="Text_20_body">
      <style:text-properties officeooo:rsid="002a0626" officeooo:paragraph-rsid="002a0626"/>
    </style:style>
    <style:style style:name="P43" style:family="paragraph" style:parent-style-name="Text_20_body">
      <style:text-properties officeooo:rsid="002b7e70" officeooo:paragraph-rsid="002b7e70"/>
    </style:style>
    <style:style style:name="P44" style:family="paragraph" style:parent-style-name="Text_20_body">
      <style:text-properties officeooo:rsid="002b7e70" officeooo:paragraph-rsid="002bf9e0"/>
    </style:style>
    <style:style style:name="P45" style:family="paragraph" style:parent-style-name="Text_20_body">
      <style:text-properties officeooo:rsid="002bf9e0" officeooo:paragraph-rsid="002bf9e0"/>
    </style:style>
    <style:style style:name="P46" style:family="paragraph" style:parent-style-name="Text_20_body">
      <style:text-properties officeooo:rsid="00317df4" officeooo:paragraph-rsid="00317df4"/>
    </style:style>
    <style:style style:name="P47" style:family="paragraph" style:parent-style-name="Text_20_body">
      <style:text-properties officeooo:rsid="00321ae4" officeooo:paragraph-rsid="00321ae4"/>
    </style:style>
    <style:style style:name="P48" style:family="paragraph" style:parent-style-name="Text_20_body">
      <style:text-properties officeooo:rsid="001ddfcc" officeooo:paragraph-rsid="001ddfcc"/>
    </style:style>
    <style:style style:name="P49" style:family="paragraph" style:parent-style-name="Text_20_body">
      <style:text-properties officeooo:rsid="0038ed91" officeooo:paragraph-rsid="0038ed91"/>
    </style:style>
    <style:style style:name="P50" style:family="paragraph" style:parent-style-name="Text_20_body">
      <style:text-properties officeooo:rsid="003b65f6" officeooo:paragraph-rsid="003b65f6"/>
    </style:style>
    <style:style style:name="P51" style:family="paragraph" style:parent-style-name="Text_20_body">
      <style:text-properties fo:font-variant="normal" fo:text-transform="none" fo:color="#666666" style:font-name="SFMono-Regular" fo:font-size="13.5pt" fo:letter-spacing="normal" fo:font-style="normal" fo:font-weight="normal" officeooo:rsid="003b65f6" officeooo:paragraph-rsid="003b65f6"/>
    </style:style>
    <style:style style:name="P52" style:family="paragraph" style:parent-style-name="Text_20_body">
      <style:text-properties officeooo:rsid="003bf1c0" officeooo:paragraph-rsid="003bf1c0"/>
    </style:style>
    <style:style style:name="P53" style:family="paragraph" style:parent-style-name="Text_20_body">
      <style:text-properties officeooo:rsid="003fc498" officeooo:paragraph-rsid="003fc498"/>
    </style:style>
    <style:style style:name="P54"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555555" style:font-name="Montserrat" fo:font-size="15pt" fo:letter-spacing="normal" fo:font-style="normal" fo:font-weight="normal"/>
    </style:style>
    <style:style style:name="P55" style:family="paragraph" style:parent-style-name="Preformatted_20_Text">
      <loext:graphic-properties draw:fill="solid" draw:fill-color="#f8f8f8" draw:opacity="100%"/>
      <style:paragraph-properties fo:margin-left="0cm" fo:margin-right="0cm" fo:margin-top="0cm" fo:margin-bottom="0cm" loext:contextual-spacing="false" style:line-height-at-least="0.503cm" fo:orphans="2" fo:widows="2" fo:text-indent="0cm" style:auto-text-indent="false" fo:background-color="#f8f8f8" fo:padding-left="0.265cm" fo:padding-right="0cm" fo:padding-top="0.159cm" fo:padding-bottom="0.159cm" fo:border-left="0.06pt solid #cccccc" fo:border-right="none" fo:border-top="0.06pt solid #cccccc" fo:border-bottom="0.06pt solid #cccccc"/>
    </style:style>
    <style:style style:name="P56" style:family="paragraph" style:parent-style-name="Text_20_body">
      <style:paragraph-properties fo:margin-left="0cm" fo:margin-right="0cm" fo:margin-top="0cm" fo:margin-bottom="0.265cm" loext:contextual-spacing="false" fo:orphans="2" fo:widows="2" fo:text-indent="0cm" style:auto-text-indent="false"/>
    </style:style>
    <style:style style:name="P57" style:family="paragraph" style:parent-style-name="Preformatted_20_Text">
      <style:paragraph-properties fo:margin-left="0cm" fo:margin-right="0cm" fo:margin-top="0cm" fo:margin-bottom="0.247cm" loext:contextual-spacing="false" fo:text-align="start" style:justify-single-word="false" fo:orphans="2" fo:widows="2" fo:text-indent="0cm" style:auto-text-indent="false"/>
    </style:style>
    <style:style style:name="P5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59" style:family="paragraph" style:parent-style-name="Text_20_body">
      <style:paragraph-properties fo:margin-left="0cm" fo:margin-right="0cm" fo:margin-top="0.476cm" fo:margin-bottom="0.247cm" loext:contextual-spacing="false" fo:text-align="start" style:justify-single-word="false" fo:orphans="2" fo:widows="2" fo:text-indent="0cm" style:auto-text-indent="false"/>
    </style:style>
    <style:style style:name="P60" style:family="paragraph" style:parent-style-name="Preformatted_20_Text">
      <loext:graphic-properties draw:fill="solid" draw:fill-color="#f8f8f8" draw:opacity="100%"/>
      <style:paragraph-properties fo:margin-top="0cm" fo:margin-bottom="0cm" loext:contextual-spacing="false" style:line-height-at-least="0.503cm" fo:orphans="2" fo:widows="2" fo:background-color="#f8f8f8" fo:padding-left="0.265cm" fo:padding-right="0cm" fo:padding-top="0.159cm" fo:padding-bottom="0.159cm" fo:border-left="0.06pt solid #cccccc" fo:border-right="none" fo:border-top="0.06pt solid #cccccc" fo:border-bottom="0.06pt solid #cccccc"/>
    </style:style>
    <style:style style:name="P61" style:family="paragraph" style:parent-style-name="Preformatted_20_Text">
      <style:text-properties officeooo:rsid="0015e726" officeooo:paragraph-rsid="0015e726"/>
    </style:style>
    <style:style style:name="P62"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e754"/>
    </style:style>
    <style:style style:name="P63" style:family="paragraph" style:parent-style-name="Preformatted_20_Text">
      <style:text-properties fo:font-variant="normal" fo:text-transform="none" fo:color="#666666" style:font-name="Liberation Serif" fo:font-size="13.5pt" fo:letter-spacing="normal" fo:font-style="normal" fo:font-weight="normal" officeooo:rsid="003be754" officeooo:paragraph-rsid="003bf1c0"/>
    </style:style>
    <style:style style:name="P64" style:family="paragraph" style:parent-style-name="Standard">
      <style:paragraph-properties fo:break-before="page"/>
      <style:text-properties fo:font-variant="normal" fo:text-transform="none" fo:color="#666666" style:font-name="SFMono-Regular" fo:font-size="13.5pt" fo:letter-spacing="normal" fo:font-style="normal" fo:font-weight="normal" officeooo:rsid="00134676" officeooo:paragraph-rsid="00134676"/>
    </style:style>
    <style:style style:name="P65" style:family="paragraph" style:parent-style-name="Text_20_body">
      <style:paragraph-properties fo:break-before="page"/>
      <style:text-properties officeooo:rsid="001be3bd" officeooo:paragraph-rsid="001be3bd"/>
    </style:style>
    <style:style style:name="P66" style:family="paragraph" style:parent-style-name="Text_20_body">
      <style:paragraph-properties fo:margin-left="0.053cm" fo:margin-right="0.053cm" fo:margin-top="0cm" fo:margin-bottom="0cm" loext:contextual-spacing="false" fo:orphans="2" fo:widows="2" fo:text-indent="0cm" style:auto-text-indent="false"/>
    </style:style>
    <style:style style:name="P67" style:family="paragraph" style:parent-style-name="Heading_20_1">
      <style:text-properties officeooo:rsid="0038ed91" officeooo:paragraph-rsid="0038ed91"/>
    </style:style>
    <style:style style:name="P68" style:family="paragraph" style:parent-style-name="Standard" style:list-style-name="L1">
      <style:text-properties officeooo:rsid="000d73f2" officeooo:paragraph-rsid="000d73f2"/>
    </style:style>
    <style:style style:name="P69" style:family="paragraph" style:parent-style-name="Standard" style:list-style-name="L1">
      <style:text-properties officeooo:rsid="000f0050" officeooo:paragraph-rsid="000f0050"/>
    </style:style>
    <style:style style:name="P70" style:family="paragraph" style:parent-style-name="Standard" style:list-style-name="L2">
      <style:text-properties officeooo:rsid="000ae29a" officeooo:paragraph-rsid="000ae29a"/>
    </style:style>
    <style:style style:name="P71" style:family="paragraph" style:parent-style-name="Standard" style:list-style-name="L2">
      <style:text-properties officeooo:rsid="00095949" officeooo:paragraph-rsid="00095949"/>
    </style:style>
    <style:style style:name="P72" style:family="paragraph" style:parent-style-name="Standard" style:list-style-name="L2">
      <style:text-properties officeooo:rsid="000c166c" officeooo:paragraph-rsid="000c166c"/>
    </style:style>
    <style:style style:name="P73" style:family="paragraph" style:parent-style-name="Text_20_body">
      <style:paragraph-properties fo:margin-left="0.053cm" fo:margin-right="0.053cm" fo:margin-top="0cm" fo:margin-bottom="0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74" style:family="paragraph" style:parent-style-name="Text_20_body">
      <style:text-properties officeooo:rsid="0044bb65" officeooo:paragraph-rsid="0044bb65"/>
    </style:style>
    <style:style style:name="P75" style:family="paragraph" style:parent-style-name="Text_20_body">
      <style:text-properties officeooo:paragraph-rsid="0044bb65"/>
    </style:style>
    <style:style style:name="T1" style:family="text">
      <style:text-properties officeooo:rsid="000d73f2"/>
    </style:style>
    <style:style style:name="T2" style:family="text">
      <style:text-properties officeooo:rsid="000f0050"/>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bf9e0" style:font-style-asian="normal" style:font-style-complex="normal"/>
    </style:style>
    <style:style style:name="T8" style:family="text">
      <style:text-properties fo:font-variant="normal" fo:text-transform="none" fo:color="#000000" style:font-name="Ubuntu Mono" fo:font-size="12pt" fo:letter-spacing="normal" fo:font-style="normal" fo:font-weight="bold" style:font-weight-asian="bold" style:font-weight-complex="bold" loext:padding="0cm" loext:border="none"/>
    </style:style>
    <style:style style:name="T9" style:family="text">
      <style:text-properties fo:font-variant="normal" fo:text-transform="none" fo:color="#333333" style:font-name="Helvetica Neue" fo:font-size="10.5pt" fo:letter-spacing="normal" fo:font-style="normal" fo:font-weight="normal"/>
    </style:style>
    <style:style style:name="T10" style:family="text">
      <style:text-properties fo:font-variant="normal" fo:text-transform="none" fo:color="#333333" style:font-name="Helvetica Neue" fo:font-size="10.5pt" fo:letter-spacing="normal" fo:font-style="normal" fo:font-weight="normal" officeooo:rsid="002bffd5"/>
    </style:style>
    <style:style style:name="T11" style:family="text">
      <style:text-properties fo:font-variant="normal" fo:text-transform="none" fo:color="#333333" style:font-name="Helvetica Neue" fo:font-size="10.5pt" fo:letter-spacing="normal" fo:font-style="normal" fo:font-weight="bold"/>
    </style:style>
    <style:style style:name="T12" style:family="text">
      <style:text-properties fo:font-variant="normal" fo:text-transform="none" fo:color="#333333" style:font-name="Helvetica Neue" fo:font-size="10.5pt" fo:letter-spacing="normal" fo:font-style="italic" fo:font-weight="normal" style:font-style-asian="italic" style:font-style-complex="italic"/>
    </style:style>
    <style:style style:name="T13" style:family="text">
      <style:text-properties fo:font-variant="normal" fo:text-transform="none" fo:color="#333333" style:font-name="Helvetica Neue" fo:font-size="10.5pt" fo:letter-spacing="normal" fo:font-style="italic" fo:font-weight="normal" officeooo:rsid="002bffd5" style:font-style-asian="italic" style:font-style-complex="italic"/>
    </style:style>
    <style:style style:name="T14" style:family="text">
      <style:text-properties fo:font-variant="normal" fo:text-transform="none" fo:color="#333333" style:font-name="Consolas" fo:font-size="9pt" fo:letter-spacing="normal" fo:font-style="normal" fo:font-weight="normal" fo:background-color="#f8f8f8" loext:char-shading-value="0" loext:padding-left="0.132cm" loext:padding-right="0.132cm" loext:padding-top="0.049cm" loext:padding-bottom="0.049cm" loext:border="0.06pt solid #eaeaea"/>
    </style:style>
    <style:style style:name="T15" style:family="text">
      <style:text-properties fo:font-variant="normal" fo:text-transform="none" fo:color="#333333" style:font-name="Consolas" fo:font-size="9.75pt" fo:letter-spacing="normal" fo:font-style="normal" fo:font-weight="normal" fo:background-color="transparent" loext:char-shading-value="0" loext:padding="0cm" loext:border="none"/>
    </style:style>
    <style:style style:name="T16" style:family="text">
      <style:text-properties fo:font-variant="normal" fo:text-transform="none" fo:color="#333333" style:font-name="Consolas" fo:font-size="9.75pt" fo:letter-spacing="normal" fo:font-style="normal" fo:font-weight="normal" officeooo:rsid="002bffd5" fo:background-color="transparent" loext:char-shading-value="0" loext:padding="0cm" loext:border="none"/>
    </style:style>
    <style:style style:name="T17" style:family="text">
      <style:text-properties fo:font-variant="normal" fo:text-transform="none" fo:color="#333333" style:font-name="Consolas" fo:font-size="9.75pt" fo:letter-spacing="normal" fo:font-style="normal" fo:font-weight="bold" fo:background-color="transparent" loext:char-shading-value="0" loext:padding="0cm" loext:border="none"/>
    </style:style>
    <style:style style:name="T18" style:family="text">
      <style:text-properties fo:font-variant="normal" fo:text-transform="none" fo:color="#0086b3" style:font-name="Consolas" fo:font-size="9.75pt" fo:letter-spacing="normal" fo:font-style="normal" fo:font-weight="normal" fo:background-color="transparent" loext:char-shading-value="0" loext:padding="0cm" loext:border="none"/>
    </style:style>
    <style:style style:name="T19" style:family="text">
      <style:text-properties fo:font-variant="normal" fo:text-transform="none" fo:color="#e03331" style:font-name="apple-system" fo:font-size="13.5pt" fo:letter-spacing="normal" fo:font-style="normal" fo:font-weight="bold"/>
    </style:style>
    <style:style style:name="T20" style:family="text">
      <style:text-properties fo:font-variant="normal" fo:text-transform="none" fo:color="#212529" style:font-name="apple-system" fo:font-size="13.5pt" fo:letter-spacing="normal" fo:font-style="normal" fo:font-weight="normal"/>
    </style:style>
    <style:style style:name="T21" style:family="text">
      <style:text-properties fo:font-variant="normal" fo:text-transform="none" fo:color="#212529" style:font-name="apple-system" fo:font-size="13.5pt" fo:letter-spacing="normal" fo:font-style="normal" fo:font-weight="normal" officeooo:rsid="003b65f6"/>
    </style:style>
    <style:style style:name="T22" style:family="text">
      <style:text-properties fo:font-variant="normal" fo:text-transform="none" fo:color="#212529" style:font-name="apple-system" fo:font-size="13.5pt" fo:letter-spacing="normal" fo:font-style="normal" fo:font-weight="bold"/>
    </style:style>
    <style:style style:name="T23" style:family="text">
      <style:text-properties fo:font-variant="normal" fo:text-transform="none" fo:color="#666666" style:font-name="SFMono-Regular" fo:font-size="11.25pt" fo:letter-spacing="normal" fo:font-style="normal" fo:font-weight="normal" fo:background-color="#f4f4f4" loext:char-shading-value="0" loext:padding-left="0cm" loext:padding-right="0.049cm" loext:padding-top="0.049cm" loext:padding-bottom="0.049cm" loext:border-left="none" loext:border-right="0.74pt solid #dddddd" loext:border-top="0.74pt solid #dddddd" loext:border-bottom="0.74pt solid #dddddd"/>
    </style:style>
    <style:style style:name="T24" style:family="text">
      <style:text-properties fo:font-variant="normal" fo:text-transform="none" fo:color="#24292f" style:font-name="ui-monospace" fo:font-size="9.75pt" fo:letter-spacing="normal" fo:font-style="normal" fo:font-weight="normal" fo:background-color="transparent" loext:char-shading-value="0" loext:padding="0cm" loext:border="none"/>
    </style:style>
    <style:style style:name="T25" style:family="text">
      <style:text-properties officeooo:rsid="001886ff"/>
    </style:style>
    <style:style style:name="T26" style:family="text">
      <style:text-properties officeooo:rsid="001a1686"/>
    </style:style>
    <style:style style:name="T27" style:family="text">
      <style:text-properties officeooo:rsid="001be3bd"/>
    </style:style>
    <style:style style:name="T28" style:family="text">
      <style:text-properties officeooo:rsid="001fa6ce"/>
    </style:style>
    <style:style style:name="T29" style:family="text">
      <style:text-properties officeooo:rsid="002193d2"/>
    </style:style>
    <style:style style:name="T30" style:family="text">
      <style:text-properties officeooo:rsid="0023263d"/>
    </style:style>
    <style:style style:name="T31" style:family="text">
      <style:text-properties officeooo:rsid="002378b7"/>
    </style:style>
    <style:style style:name="T32" style:family="text">
      <style:text-properties officeooo:rsid="00283e51"/>
    </style:style>
    <style:style style:name="T33" style:family="text">
      <style:text-properties officeooo:rsid="002b7e70"/>
    </style:style>
    <style:style style:name="T34" style:family="text">
      <style:text-properties officeooo:rsid="002edef2"/>
    </style:style>
    <style:style style:name="T35" style:family="text">
      <style:text-properties officeooo:rsid="003482f1"/>
    </style:style>
    <style:style style:name="T36" style:family="text">
      <style:text-properties fo:font-size="6pt" style:font-size-asian="6pt" style:font-size-complex="6pt"/>
    </style:style>
    <style:style style:name="T37" style:family="text">
      <style:text-properties officeooo:rsid="003a7c95"/>
    </style:style>
    <style:style style:name="T38" style:family="text">
      <style:text-properties officeooo:rsid="003bb0d9"/>
    </style:style>
    <style:style style:name="T39" style:family="text">
      <style:text-properties fo:color="#d3d3d3" fo:font-size="12pt" fo:letter-spacing="0.026cm" loext:padding="0cm" loext:border="none"/>
    </style:style>
    <style:style style:name="T40" style:family="text">
      <style:text-properties fo:color="#000000" style:font-name="Liberation Serif" fo:font-size="12pt" fo:letter-spacing="0.026cm" officeooo:rsid="003bf1c0" loext:padding="0cm" loext:border="none"/>
    </style:style>
    <style:style style:name="T41" style:family="text">
      <style:text-properties officeooo:rsid="003e2305"/>
    </style:style>
    <style:style style:name="T42" style:family="text">
      <style:text-properties officeooo:rsid="003fc498"/>
    </style:style>
    <style:style style:name="T43" style:family="text">
      <style:text-properties officeooo:rsid="0041a921"/>
    </style:style>
    <style:style style:name="T44" style:family="text">
      <style:text-properties officeooo:rsid="0044bb65"/>
    </style:style>
    <style:style style:name="T45" style:family="text">
      <style:text-properties officeooo:rsid="004695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spberry Pi 4 – System Setup</text:p>
      <text:p text:style-name="P1"/>
      <text:h text:style-name="Heading_20_1" text:outline-level="1">Introduction</text:h>
      <text:p text:style-name="P1">This document describes how to setup a Raspberry Pi 4 for the OpcServant application. </text:p>
      <text:p text:style-name="P1"/>
      <text:p text:style-name="P1">OpcServant is the application for the Aeris and Air Quality products.</text:p>
      <text:p text:style-name="P1"/>
      <text:p text:style-name="P2">The official Raspberry Pi site <text:a xlink:type="simple" xlink:href="https://www.raspberrypi.com/" text:style-name="Internet_20_link" text:visited-style-name="Visited_20_Internet_20_Link">https://www.raspberrypi.com</text:a> has <text:span text:style-name="T34">the Raspberry Pi </text:span>documentation.</text:p>
      <text:p text:style-name="P2"/>
      <text:p text:style-name="P2">This process should have to be done once for each version, to generate a reference image. Duplicate <text:s/>as required using the Raspberry Pi SD Copier application. <text:span text:style-name="T34">The Raspberry Pi 4 is able to provide the environment to develop and build all the <text:s/>libraries and application. </text:span></text:p>
      <text:p text:style-name="P2"/>
      <text:p text:style-name="P3">Using a USB thumb drive is better than an SD card as it is expected to be <text:span text:style-name="T1">more robust.</text:span></text:p>
      <text:p text:style-name="P3"/>
      <text:p text:style-name="P6">The steps have the following phases:</text:p>
      <text:p text:style-name="P6"/>
      <text:list xml:id="list3209542736" text:style-name="L1">
        <text:list-item>
          <text:p text:style-name="P68">Install the operating system</text:p>
        </text:list-item>
        <text:list-item>
          <text:p text:style-name="P68">Basic system settings</text:p>
        </text:list-item>
        <text:list-item>
          <text:p text:style-name="P68">Install packages</text:p>
        </text:list-item>
        <text:list-item>
          <text:p text:style-name="P69">Install Node Red</text:p>
        </text:list-item>
        <text:list-item>
          <text:p text:style-name="P69">Install non-standard libraries (bespoke build)</text:p>
        </text:list-item>
        <text:list-item>
          <text:p text:style-name="P68">Install /usr/local libraries</text:p>
        </text:list-item>
        <text:list-item>
          <text:p text:style-name="P68">Install OpcServant </text:p>
        </text:list-item>
      </text:list>
      <text:p text:style-name="P6"/>
      <text:p text:style-name="P1"/>
      <text:p text:style-name="P1"/>
      <text:h text:style-name="Heading_20_1" text:outline-level="1">Installing Operating System</text:h>
      <text:p text:style-name="P1"/>
      <text:p text:style-name="P1">Install the operating system on a USB <text:span text:style-name="T2">3 thumb drive</text:span> or a SD Micro card. A minimum capacity of 32 GB should be used. It is possible to use a SSD drive with a USB interface. </text:p>
      <text:p text:style-name="P1"/>
      <text:p text:style-name="P1">Use the Raspberry Pi Imager to write the Raspberry Pi OS on to the USB Stick or SD card.</text:p>
      <text:p text:style-name="P1"/>
      <text:p text:style-name="P2">It may be necessary to install the OS on to an SD Card in the first instance. The Raspberry Pi’s EEPROM may need editing in order to enable USB booting, <text:span text:style-name="T2">see :</text:span> (<text:a xlink:type="simple" xlink:href="https://www.raspberrystreet.com/learn/how-to-boot-raspberrypi-from-usb-ssd" text:style-name="Internet_20_link" text:visited-style-name="Visited_20_Internet_20_Link">https://www.raspberrystreet.com/learn/how-to-boot-raspberrypi-from-usb-ssd</text:a>) so booting from SD Card first require<text:span text:style-name="T43">s</text:span> to edit<text:span text:style-name="T43">ing</text:span> the EEPROM.</text:p>
      <text:p text:style-name="P1"/>
      <text:h text:style-name="Heading_20_1" text:outline-level="1">Boot the OS</text:h>
      <text:list xml:id="list2437745431" text:style-name="L2">
        <text:list-item>
          <text:p text:style-name="P70">Power off the Raspberry Pi </text:p>
        </text:list-item>
        <text:list-item>
          <text:p text:style-name="P71">Insert the USB Stick or SD Card into the Raspberry Pi</text:p>
        </text:list-item>
        <text:list-item>
          <text:p text:style-name="P70">Attach <text:span text:style-name="T1">m</text:span>onitor, keyboard and mouse</text:p>
        </text:list-item>
        <text:list-item>
          <text:p text:style-name="P72">Connect to a wired network with Internet access.</text:p>
        </text:list-item>
        <text:list-item>
          <text:p text:style-name="P70"><text:soft-page-break/>Power On</text:p>
        </text:list-item>
        <text:list-item>
          <text:p text:style-name="P70">When the OS has booted, change, when prompted, the password to a standard one <text:s/>(to be changed later)</text:p>
        </text:list-item>
        <text:list-item>
          <text:p text:style-name="P72">Skip updates</text:p>
        </text:list-item>
        <text:list-item>
          <text:p text:style-name="P72">Select from the menu “Preferences” → “Raspberry Pi Configuration”</text:p>
        </text:list-item>
        <text:list-item>
          <text:p text:style-name="P72">Change the Hostname to something useful such as “Aeris_v1_1” or “AQS2_0”</text:p>
        </text:list-item>
        <text:list-item>
          <text:p text:style-name="P72">Enable in “Interfaces”, <text:s/>“SSH”, “SPI” and “I2C”</text:p>
        </text:list-item>
        <text:list-item>
          <text:p text:style-name="P72">Click OK to save the configuration</text:p>
        </text:list-item>
        <text:list-item>
          <text:p text:style-name="P72">Reboot</text:p>
        </text:list-item>
      </text:list>
      <text:p text:style-name="P3"/>
      <text:h text:style-name="Heading_20_1" text:outline-level="1">Update and Upgrade</text:h>
      <text:p text:style-name="P3">Open a terminal window</text:p>
      <text:p text:style-name="P3"/>
      <text:p text:style-name="P3">Run the following commands:</text:p>
      <text:p text:style-name="P3"/>
      <text:p text:style-name="P4">sudo apt update</text:p>
      <text:p text:style-name="P4">sudo apt upgrade</text:p>
      <text:p text:style-name="P4"/>
      <text:p text:style-name="P3">These usually take some time <text:span text:style-name="T1">to complete.</text:span></text:p>
      <text:p text:style-name="P2"/>
      <text:h text:style-name="Heading_20_1" text:outline-level="1">Install Packages</text:h>
      <text:p text:style-name="P6"/>
      <text:p text:style-name="P6">The first step is to install the Synaptic package manager</text:p>
      <text:p text:style-name="P6"/>
      <text:p text:style-name="P5">sudo apt get install synaptic</text:p>
      <text:p text:style-name="P6"/>
      <text:p text:style-name="P6">From the menu select “Preferences” → “Synaptic Package Manager”</text:p>
      <text:p text:style-name="P6"/>
      <text:p text:style-name="P6">The names of the following packages may change with the package version numbers.</text:p>
      <text:p text:style-name="P6"/>
      <text:p text:style-name="P7">Use <text:span text:style-name="T3">sudo apt install &lt;</text:span><text:span text:style-name="T4">package name</text:span><text:span text:style-name="T3">&gt;</text:span></text:p>
      <text:p text:style-name="P6"/>
      <text:p text:style-name="P7">libboost-all-dev</text:p>
      <text:p text:style-name="P7">perl </text:p>
      <text:p text:style-name="P7">libnet-ssleay-perl </text:p>
      <text:p text:style-name="P7">openssl </text:p>
      <text:p text:style-name="P7">libauthen-pam-perl </text:p>
      <text:p text:style-name="P7">libpam-runtime </text:p>
      <text:p text:style-name="P7">libio-pty-perl </text:p>
      <text:p text:style-name="P7">apt-show-versions </text:p>
      <text:p text:style-name="P7">python</text:p>
      <text:p text:style-name="P7">libgraphicsmagick</text:p>
      <text:p text:style-name="P7">libgraphicsmagick++</text:p>
      <text:p text:style-name="P7">libhpdf-dev</text:p>
      <text:p text:style-name="P7">qtcreator</text:p>
      <text:p text:style-name="P7">qt5-default</text:p>
      <text:p text:style-name="P7">autoconf</text:p>
      <text:p text:style-name="P7">cmake</text:p>
      <text:p text:style-name="P8">cmake-curses-gui</text:p>
      <text:p text:style-name="P8"><text:soft-page-break/>cmake-extras</text:p>
      <text:p text:style-name="P8">extra-cmake-modules</text:p>
      <text:p text:style-name="P8">libsqlite3-dev</text:p>
      <text:p text:style-name="P8">sqlitebrowser</text:p>
      <text:p text:style-name="P8">minicom</text:p>
      <text:p text:style-name="P8">libmariadbclient-dev</text:p>
      <text:p text:style-name="P17">libcjson-dev</text:p>
      <text:p text:style-name="P18">libssl-dev</text:p>
      <text:p text:style-name="P19">xsltproc</text:p>
      <text:p text:style-name="P20">libgtk3-dev</text:p>
      <text:p text:style-name="P21">libsoup-<text:span text:style-name="T35">dev</text:span></text:p>
      <text:p text:style-name="P21">libsdl2-<text:span text:style-name="T35">dev</text:span></text:p>
      <text:p text:style-name="P21">gstreamer-<text:span text:style-name="T35">dev</text:span></text:p>
      <text:p text:style-name="P24">libmodbus-dev</text:p>
      <text:p text:style-name="P25">libfcgi-dev</text:p>
      <text:p text:style-name="P8"/>
      <text:h text:style-name="P67" text:outline-level="1">Udev Rules For Sensor Mainboard</text:h>
      <text:p text:style-name="P49">To fix the device name of a usb interface add rules <text:span text:style-name="T37">(/etc/udev/rules.d) </text:span>of this type:</text:p>
      <text:p text:style-name="P49">SUBSYSTEM=="tty", ATTRS{idVendor}=="04d8", ATTRS{idProduct}=="00df",ATTRS{serial}=="0006900382" <text:s/>SYMLINK+="ttyFixedA"</text:p>
      <text:p text:style-name="P49">The serial number can be programmed into the mainboard USB (MCP2200) and so differentiated.</text:p>
      <text:h text:style-name="Heading_20_1" text:outline-level="1">Real Time Clock</text:h>
      <text:p text:style-name="P50">The RTC is the DS3231</text:p>
      <text:p text:style-name="P50">Full notes here: <text:a xlink:type="simple" xlink:href="https://pimylifeup.com/raspberry-pi-rtc/" text:style-name="Internet_20_link" text:visited-style-name="Visited_20_Internet_20_Link">https://pimylifeup.com/raspberry-pi-rtc/</text:a></text:p>
      <text:p text:style-name="P50"><text:span text:style-name="Strong_20_Emphasis"><text:span text:style-name="T19">1.</text:span></text:span><text:span text:style-name="T20"> To do this, we will first have to modify the Raspberry Pi’s boot configuration file so that the correct Kernel driver for our RTC circuit will be successfully loaded in.</text:span></text:p>
      <text:p text:style-name="P58"><text:span text:style-name="T20">Run the following command on your Raspberry PI to begin editing the </text:span><text:span text:style-name="Strong_20_Emphasis"><text:span text:style-name="T22">/boot/config.txt</text:span></text:span><text:span text:style-name="T20"> file.</text:span></text:p>
      <text:p text:style-name="P57"><text:span text:style-name="Source_20_Text"><text:span text:style-name="T23">sudo nano /boot/config.txt</text:span></text:span></text:p>
      <text:p text:style-name="P59"><text:span text:style-name="Strong_20_Emphasis"><text:span text:style-name="T19">2.</text:span></text:span><text:span text:style-name="T20"> Within this file, you will want to add one of the following lines to the bottom of the file, make sure you use the correct one for the RTC Chip you are using. In our case, we are using a </text:span><text:span text:style-name="T21">DS3231</text:span><text:span text:style-name="T20">.</text:span></text:p>
      <text:p text:style-name="P58"><text:span text:style-name="Strong_20_Emphasis"><text:span text:style-name="T22">DS3231</text:span></text:span></text:p>
      <text:p text:style-name="P57"><text:span text:style-name="Source_20_Text"><text:span text:style-name="T23">dtoverlay=i2c-rtc,ds3231</text:span></text:span></text:p>
      <text:p text:style-name="P58"><text:soft-page-break/><text:span text:style-name="T20">Once you have added the correct line for your device to the bottom of the file you can save and quit out of it by pressing </text:span><text:span text:style-name="Strong_20_Emphasis"><text:span text:style-name="T22">Ctrl + X</text:span></text:span><text:span text:style-name="T20">, then </text:span><text:span text:style-name="Strong_20_Emphasis"><text:span text:style-name="T22">Y</text:span></text:span><text:span text:style-name="T20"> and then </text:span><text:span text:style-name="Strong_20_Emphasis"><text:span text:style-name="T22">Enter</text:span></text:span><text:span text:style-name="T20">.</text:span></text:p>
      <text:p text:style-name="P59"><text:span text:style-name="Strong_20_Emphasis"><text:span text:style-name="T19">3.</text:span></text:span><text:span text:style-name="T20"> With that change made we need to restart the Raspberry Pi, so it loads in the latest configuration changes.</text:span></text:p>
      <text:p text:style-name="P50">Remove the fake RTC:</text:p>
      <text:p text:style-name="P51">sudo apt-get -y remove fake-hwclock </text:p>
      <text:p text:style-name="P51">sudo update-rc.d -f fake-hwclock remove</text:p>
      <text:p text:style-name="P51">sudo nano /lib/udev/hwclock-set</text:p>
      <text:p text:style-name="P51">Find and comment out:</text:p>
      <text:p text:style-name="P51">if [ -e /run/systemd/system ] ; then </text:p>
      <text:p text:style-name="P51"><text:tab/>exit 0 </text:p>
      <text:p text:style-name="P51">fi</text:p>
      <text:p text:style-name="P23"><text:span text:style-name="Source_20_Text"><text:span text:style-name="T36"/></text:span></text:p>
      <text:p text:style-name="P22"/>
      <text:p text:style-name="P22"/>
      <text:h text:style-name="Heading_20_1" text:outline-level="1">Webmin</text:h>
      <text:p text:style-name="P9"/>
      <text:p text:style-name="P9">Webmin (webmin.com) <text:s/>is a web based system administration suite. Once installed access to the display is unnecessary and targets can run entirely headless.</text:p>
      <text:p text:style-name="P9"/>
      <text:p text:style-name="P9">Copy webmin_1.980_all.deb to the target</text:p>
      <text:p text:style-name="P9"/>
      <text:p text:style-name="P9">Run:</text:p>
      <text:p text:style-name="P9"/>
      <text:p text:style-name="P10">sudo dpkg --install webmin_1.920_all.deb</text:p>
      <text:p text:style-name="P11"/>
      <text:p text:style-name="P64"/>
      <text:h text:style-name="Heading_20_1" text:outline-level="1">Watchdog</text:h>
      <text:p text:style-name="P12">To enable the hardware watchdog on the Raspberry Pi:</text:p>
      <text:p text:style-name="P12"/>
      <text:p text:style-name="P12">Add to /boot/config.txt :</text:p>
      <text:p text:style-name="P12"/>
      <text:p text:style-name="P15">dtparam=watchdog=on</text:p>
      <text:p text:style-name="P12"/>
      <text:p text:style-name="P14">Configure /etc/watchdog.conf :</text:p>
      <text:p text:style-name="P14"/>
      <text:p text:style-name="P15">watchdog-device = /dev/watchdog</text:p>
      <text:p text:style-name="P15">watchdog-timeout = 15</text:p>
      <text:p text:style-name="P15">max-load-1 = 24</text:p>
      <text:p text:style-name="P62"><text:span text:style-name="Source_20_Text"><text:span text:style-name="T39"/></text:span></text:p>
      <text:p text:style-name="P63"><text:span text:style-name="Source_20_Text"><text:span text:style-name="T40">Enable the watchdog service:</text:span></text:span></text:p>
      <text:p text:style-name="P63"><text:span text:style-name="Source_20_Text"><text:span text:style-name="T40"/></text:span></text:p>
      <text:p text:style-name="P16">sudo systemctl enable watchdog</text:p>
      <text:p text:style-name="P16">sudo systemctl start watchdog</text:p>
      <text:p text:style-name="P16">sudo systemctl status watchdog</text:p>
      <text:p text:style-name="P13"/>
      <text:p text:style-name="P12"/>
      <text:h text:style-name="Heading_20_1" text:outline-level="1">Node Red</text:h>
      <text:p text:style-name="P26">Refer to nodered.org <text:span text:style-name="T38">fo</text:span>r details on how to install Node Red onto a Raspberry Pi.</text:p>
      <text:p text:style-name="P26">After installation make Node Red a service:</text:p>
      <text:p text:style-name="P61"><text:span text:style-name="Source_20_Text"><text:span text:style-name="T8">sudo systemctl enable nodered.service</text:span></text:span></text:p>
      <text:p text:style-name="P61"><text:span text:style-name="Source_20_Text"><text:span text:style-name="T8"/></text:span></text:p>
      <text:p text:style-name="P46">There are some MRL developed SCADA type nodes that can be added to node red. </text:p>
      <text:p text:style-name="P46">Copy the source to the target and use <text:span text:style-name="T5">npm install </text:span><text:span text:style-name="T6">to add them to Node Red.</text:span></text:p>
      <text:p text:style-name="P41">Us<text:span text:style-name="T35">e</text:span> the Node Red palette manager to add the dash board and SVG nodes.</text:p>
      <text:h text:style-name="Heading_20_1" text:outline-level="1">Building libraries From Source</text:h>
      <text:p text:style-name="P27">Some libraries have to be built from source. Either because the libraries are not in the repositories or because the version in the repositories is out of date. <text:span text:style-name="T25">These can be </text:span><text:span text:style-name="T27">found here:</text:span></text:p>
      <text:p text:style-name="P27">Mosquitto <text:span text:style-name="T26">(</text:span><text:a xlink:type="simple" xlink:href="https://github.com/eclipse/mosquitto.git" text:style-name="Internet_20_link" text:visited-style-name="Visited_20_Internet_20_Link"><text:span text:style-name="T26">https://github.com/eclipse/mosquitto.git</text:span></text:a><text:span text:style-name="T26">)</text:span></text:p>
      <text:p text:style-name="P47">These can be cross compiled:</text:p>
      <text:p text:style-name="P28">Wt <text:span text:style-name="T26">(https://www.webtoolkit.eu/wt)</text:span></text:p>
      <text:p text:style-name="P28">wxWidgets <text:span text:style-name="T26">(</text:span><text:a xlink:type="simple" xlink:href="https://www.wxwidgets.org/" text:style-name="Internet_20_link" text:visited-style-name="Visited_20_Internet_20_Link"><text:span text:style-name="T26">https://www.wxwidgets.org/</text:span></text:a><text:span text:style-name="T26">)</text:span></text:p>
      <text:p text:style-name="P29">open62541 (<text:a xlink:type="simple" xlink:href="https://github.com/open62541/open62541.git" text:style-name="Internet_20_link" text:visited-style-name="Visited_20_Internet_20_Link">https://github.com/open62541/open62541.git</text:a>)</text:p>
      <text:p text:style-name="P29">open62541cpp (git@github.com:bazza2jw/open62541Cpp.git)</text:p>
      <text:p text:style-name="P48"><text:soft-page-break/>These lib<text:span text:style-name="T28">raries <text:s/>can be built on the target. Delete the sources before releasing the disc images for production.</text:span></text:p>
      <text:h text:style-name="Heading_20_1" text:outline-level="1">Building Application From Source</text:h>
      <text:p text:style-name="P29">The build process is as follows:</text:p>
      <text:p text:style-name="P29">Checkout the release version from Git. This should be from GitHub. (<text:a xlink:type="simple" xlink:href="mailto:git@github.com" text:style-name="Internet_20_link" text:visited-style-name="Visited_20_Internet_20_Link">git@github.com</text:a>:<text:span text:style-name="T43">bazza2jw</text:span>/OpcServant.git). <text:span text:style-name="T28">Checkout the release branch.</text:span></text:p>
      <text:p text:style-name="P37">The application is built using cmake. Using Qt Creator (an IDE) load the cmake file, clean and build. Change the project settings to include the install step. Alternatively go to the directory with the Cmakefile.txt, create a sub-directory <text:span text:style-name="T32">(e.g. </text:span><text:span text:style-name="T5">build</text:span><text:span text:style-name="T32">), change to this directory and run:</text:span></text:p>
      <text:p text:style-name="P35">cmake ..</text:p>
      <text:p text:style-name="P35">make clean </text:p>
      <text:p text:style-name="P35">make -j 8 install</text:p>
      <text:p text:style-name="P30">The application can be built by cross- compilation or on the target. The former is much faster but requires the creation of a sysroot. </text:p>
      <text:h text:style-name="Heading_20_2" text:outline-level="2">Sysroot Creation</text:h>
      <text:p text:style-name="P30">The sysroot is the set of include files and libraries for the target used during cross-compilation.</text:p>
      <text:p text:style-name="P30">The following script will copy the <text:span text:style-name="T29">files from the target to the cross compilation host:</text:span></text:p>
      <text:p text:style-name="P32">mkdir sysroot sysroot/usr sysroot/opt</text:p>
      <text:p text:style-name="P32">rsync -avz pi@Raspi4c:/lib sysroot</text:p>
      <text:p text:style-name="P32">rsync -avz pi@Raspi4c:/usr/include sysroot/usr</text:p>
      <text:p text:style-name="P32">rsync -avz pi@Raspi4c:/usr/lib sysroot/usr</text:p>
      <text:p text:style-name="P33">rsync -avz pi@Raspi4c:/usr/l<text:span text:style-name="T41">ocal/lib</text:span> sysroot/usr/<text:span text:style-name="T41">local</text:span></text:p>
      <text:p text:style-name="P33">rsync -avz pi@Raspi4c:/usr/l<text:span text:style-name="T41">ocal/include</text:span> sysroot/usr/<text:span text:style-name="T41">local</text:span></text:p>
      <text:p text:style-name="P33">rsync -avz pi@Raspi4c:/opt/vc sysroot/opt</text:p>
      <text:p text:style-name="P31">Change <text:s/><text:a xlink:type="simple" xlink:href="mailto:pi@Raspi4c" text:style-name="Internet_20_link" text:visited-style-name="Visited_20_Internet_20_Link"><text:span text:style-name="T28">pi@Raspi4c</text:span></text:a><text:span text:style-name="T28"> </text:span>to what the target is.</text:p>
      <text:p text:style-name="P31">The script can be run to updat<text:span text:style-name="T30">e the libraries between </text:span><text:span text:style-name="T31">target and host.</text:span></text:p>
      <text:p text:style-name="P52">Use symlink to change absolute links to relative links.</text:p>
      <text:p text:style-name="P36">It may be necessary to manually change or add links to get a build to complete.</text:p>
      <text:p text:style-name="P29"/>
      <text:p text:style-name="P65"/>
      <text:h text:style-name="Heading_20_2" text:outline-level="2">Cross Compiling</text:h>
      <text:p text:style-name="P37">To cross compile the OpcServant application the ARM cross-compiler tool chain package must be installed.</text:p>
      <text:p text:style-name="P53">So the cross compilation links to the correct libraries and uses the correct system headers the cross compiler include and library must be remapped to the sysroot versions. If this not done the application will not execute due to library mismatches.</text:p>
      <text:p text:style-name="P53">Goto /usr/arm-linux-gnueabihf. Rename include to include.org. Rename lib to lib.org.</text:p>
      <text:p text:style-name="P53">Symbolically link &lt;sysroot&gt;/usr/include to include <text:s text:c="2"/>(&lt;sysroot&gt; is the path to the sysroot)</text:p>
      <text:p text:style-name="P53">Symbolically link &lt;sysroot&gt;/usr/lib/arm-linux-gnueabihf to lib.</text:p>
      <text:p text:style-name="P53">Now change to the include directory and make the following link</text:p>
      <text:p text:style-name="P53">ln -s ./arm-linux-gnueabihf/c++/8/bits bits (where version 8 of the cross compiler is used)</text:p>
      <text:p text:style-name="P53"/>
      <text:p text:style-name="P37">In the OpcServant directory with the cmake file create a subdirectory (eg pibuild)</text:p>
      <text:p text:style-name="P37">Change to this subdirectory</text:p>
      <text:p text:style-name="P37">For a debug build run the command: </text:p>
      <text:p text:style-name="P34">cmake .. -DCMAKE_TOOLCHAIN_FILE=rpi.cmake -DCMAKE_BUILD_TYPE=Debug</text:p>
      <text:p text:style-name="P38">For a release build:</text:p>
      <text:p text:style-name="P34">cmake .. -DCMAKE_TOOLCHAIN_FILE=rpi.cmake -DCMAKE_BUILD_TYPE=Release</text:p>
      <text:p text:style-name="P38">Then </text:p>
      <text:p text:style-name="P34">make clean</text:p>
      <text:p text:style-name="P34">make -j <text:span text:style-name="T42">32</text:span> install</text:p>
      <text:p text:style-name="P38">The -j argument sets the number of cores to use. Set this to the number of cores available on the host. The Raspberry pi has four cores.</text:p>
      <text:p text:style-name="P39">The application is installed into the sysroot. The built files can be copied to the target.</text:p>
      <text:h text:style-name="Heading_20_1" text:outline-level="1">Runtime Files</text:h>
      <text:p text:style-name="P43">Copy the directories under the RunTime directory to the install target directory.</text:p>
      <text:h text:style-name="Heading_20_1" text:outline-level="1">Autostarting Application</text:h>
      <text:p text:style-name="P56"><text:span text:style-name="T9">After your desktop environment starts (LXDE-pi, in this case), it runs whatever commands it finds in the profile's </text:span><text:span text:style-name="Emphasis"><text:span text:style-name="T9">autostart</text:span></text:span><text:span text:style-name="T9"> script, which is located at </text:span><text:span text:style-name="Emphasis"><text:span text:style-name="T9">/home/pi/.config/lxsession/LXDE-pi/autostart</text:span></text:span><text:span text:style-name="T9"> for our Raspberry Pi. Note that the directory </text:span><text:span text:style-name="Emphasis"><text:span text:style-name="T9">pi</text:span></text:span><text:span text:style-name="T9"> might be different if you created a new user for your Raspberry Pi. If no user </text:span><text:span text:style-name="Emphasis"><text:span text:style-name="T9">autostart</text:span></text:span><text:span text:style-name="T9"> script is found, Linux will run the global </text:span><text:span text:style-name="Emphasis"><text:span text:style-name="T9">/etc/xdg/lxsession/LXDE-pi/autostart</text:span></text:span><text:span text:style-name="T9"> script instead.</text:span></text:p>
      <text:p text:style-name="P56"><text:soft-page-break/><text:span text:style-name="T9">In addition to running commands in </text:span><text:span text:style-name="Emphasis"><text:span text:style-name="T9">autostart</text:span></text:span><text:span text:style-name="T9">, Linux will also look for and execute </text:span><text:span text:style-name="Emphasis"><text:span text:style-name="T9">.desktop</text:span></text:span><text:span text:style-name="T9"> scripts found in </text:span><text:span text:style-name="Emphasis"><text:span text:style-name="T9">/home/pi/.config/autostart</text:span></text:span><text:span text:style-name="T9">. The easiest way to execute GUI programs on boot is to create one of these .desktop scripts.</text:span></text:p>
      <text:h text:style-name="P54" text:outline-level="3">Create a .desktop File</text:h>
      <text:p text:style-name="P66"><text:span text:style-name="T9">You do not need root-level access to modify your profile's (user's) </text:span><text:span text:style-name="T12">autostart </text:span><text:span text:style-name="T9">and .desktop files. In fact, it is recommended that you do </text:span><text:span text:style-name="Strong_20_Emphasis"><text:span text:style-name="T11">not </text:span></text:span><text:span text:style-name="T9">use </text:span><text:span text:style-name="Source_20_Text"><text:span text:style-name="T14">sudo</text:span></text:span><text:span text:style-name="T9">, as you may affect the permissions of the file (e.g. the file would be owned by root) and make them unable to be executed by autostart (which has user-level permissions).</text:span></text:p>
      <text:p text:style-name="P73"/>
      <text:p text:style-name="P56"><text:span text:style-name="T9">Open a terminal, and execute the following commands to create an </text:span><text:span text:style-name="Emphasis"><text:span text:style-name="T12">autostart</text:span></text:span><text:span text:style-name="Emphasis"><text:span text:style-name="T9"> </text:span></text:span><text:span text:style-name="T9">directory (if one does not already exist) and edit a .desktop file :</text:span></text:p>
      <text:p text:style-name="P55"><text:span text:style-name="Source_20_Text"><text:span text:style-name="T18">mkdir</text:span></text:span><text:span text:style-name="Source_20_Text"><text:span text:style-name="T15"> /home/pi/.config/autostart</text:span></text:span></text:p>
      <text:p text:style-name="P60"><text:span text:style-name="Source_20_Text"><text:span text:style-name="T15">nano /home/pi/.config/autostart/</text:span></text:span><text:span text:style-name="Source_20_Text"><text:span text:style-name="T16">aeris</text:span></text:span><text:span text:style-name="Source_20_Text"><text:span text:style-name="T15">.desktop</text:span></text:span></text:p>
      <text:p text:style-name="P56"><text:span text:style-name="T9">Copy in the following text into the </text:span><text:span text:style-name="T13">aeris</text:span><text:span text:style-name="Emphasis"><text:span text:style-name="T12">.desktop</text:span></text:span><text:span text:style-name="Emphasis"><text:span text:style-name="T9"> </text:span></text:span><text:span text:style-name="T9">file. </text:span><text:span text:style-name="T10">C</text:span><text:span text:style-name="T9">hange the </text:span><text:span text:style-name="T10">Name </text:span><text:span text:style-name="T9">and </text:span><text:span text:style-name="Emphasis"><text:span text:style-name="T9">Exec </text:span></text:span><text:span text:style-name="T9">variables to your particular application.</text:span></text:p>
      <text:p text:style-name="P55"><text:span text:style-name="Source_20_Text"><text:span text:style-name="T15">[Desktop Entry]</text:span></text:span></text:p>
      <text:p text:style-name="P60"><text:span text:style-name="Source_20_Text"><text:span text:style-name="T15">Type</text:span></text:span><text:span text:style-name="Source_20_Text"><text:span text:style-name="T17">=</text:span></text:span><text:span text:style-name="Source_20_Text"><text:span text:style-name="T15">Application</text:span></text:span></text:p>
      <text:p text:style-name="P60"><text:span text:style-name="Source_20_Text"><text:span text:style-name="T15">Name</text:span></text:span><text:span text:style-name="Source_20_Text"><text:span text:style-name="T17">=</text:span></text:span><text:span text:style-name="Source_20_Text"><text:span text:style-name="T16">Aeris</text:span></text:span></text:p>
      <text:p text:style-name="P60"><text:span text:style-name="Source_20_Text"><text:span text:style-name="T15">Exec</text:span></text:span><text:span text:style-name="Source_20_Text"><text:span text:style-name="T17">=</text:span></text:span><text:span text:style-name="Source_20_Text"><text:span text:style-name="T15">/usr/</text:span></text:span><text:span text:style-name="Source_20_Text"><text:span text:style-name="T16">local/MRL5/OpcServant/bin/Servant</text:span></text:span></text:p>
      <text:h text:style-name="Heading_20_1" text:outline-level="1"><text:span text:style-name="T44"><text:s/>noVNC</text:span></text:h>
      <text:p text:style-name="P74">NoVNC is way of embedding a VNC client into a remote web browser. This assumes VNC has been enabled on the Raspberry Pi and is using Unix password control.</text:p>
      <text:p text:style-name="P74">Steps are:</text:p>
      <text:p text:style-name="P74">Get noVNC from here <text:a xlink:type="simple" xlink:href="https://github.com/novnc/noVNC" text:style-name="Internet_20_link" text:visited-style-name="Visited_20_Internet_20_Link">https://github.com/novnc/noVNC</text:a></text:p>
      <text:p text:style-name="P74">Configure apache to use SSL</text:p>
      <text:p text:style-name="P74">Create a self signed SSL certificate for noVNC in the same directory as novnc_proxy using:</text:p>
      <text:p text:style-name="P75"><text:span text:style-name="T44"><text:s/></text:span><text:span text:style-name="Source_20_Text"><text:span text:style-name="T24">openssl req -new -x509 -days 365 -nodes -out self.pem -keyout self.pem</text:span></text:span></text:p>
      <text:p text:style-name="P74">Start novnc_proxy on the Raspberry Pi with the –ssl-only flag <text:span text:style-name="T45">(in the long term set up a service or autostart)</text:span></text:p>
      <text:p text:style-name="P74">From the remote web browser enter (rpi1 is the host name)</text:p>
      <text:p text:style-name="P74"><text:a xlink:type="simple" xlink:href="https://rpi1:6080/vnc.html?host=rpi1&amp;port=6080&amp;password=a_password" text:style-name="Internet_20_link" text:visited-style-name="Visited_20_Internet_20_Link">https://rpi1:6080/vnc.html?host=rpi1&amp;port=6080&amp;password=a_password</text:a></text:p>
      <text:p text:style-name="P74">You may get a certificate invalid warning. Accept the certificate as valid.</text:p>
      <text:p text:style-name="P74"/>
      <text:h text:style-name="Heading_20_1" text:outline-level="1">Release</text:h>
      <text:p text:style-name="P42">Once the application has been built <text:span text:style-name="T33">installed </text:span>and tested <text:span text:style-name="T33">delete all sources from the image.</text:span></text:p>
      <text:p text:style-name="P44"><text:soft-page-break/>Under the install directory, from the subdirectory <text:span text:style-name="T5">data </text:span><text:span text:style-name="T6">delete the LOCAL.db and CONFIG.DB files.</text:span></text:p>
      <text:p text:style-name="P44"><text:span text:style-name="T6">Delete any files and directories in <text:s/></text:span><text:span text:style-name="T5">data/reports</text:span><text:span text:style-name="T7"> </text:span></text:p>
      <text:p text:style-name="P45"><text:span text:style-name="T6">Ensure the directories under </text:span><text:span text:style-name="T5">/home/pi</text:span><text:span text:style-name="T6"> are clear (not those starting with a “.”).</text:span></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Liberation Mono', Courier, monospace"/>
    <style:font-face style:name="Helvetica Neue" svg:font-family="'Helvetica Neue', Helvetica, Arial, sans-serif"/>
    <style:font-face style:name="Lohit Devanagari1" svg:font-family="'Lohit Devanagari'"/>
    <style:font-face style:name="Montserrat" svg:font-family="Montserrat, 'Helvetica Neue', Helvetica, Arial, sans-serif"/>
    <style:font-face style:name="SFMono-Regular" svg:font-family="SFMono-Regular, Menlo, Monaco, Consolas, 'Liberation Mono', 'Courier New', monospace"/>
    <style:font-face style:name="Ubuntu Mono" svg:font-family="'Ubuntu Mono', monospace"/>
    <style:font-face style:name="apple-system" svg:font-family="apple-system, BlinkMacSystemFont, 'Segoe UI', Roboto, 'Helvetica Neue', Arial, 'Noto Sans', sans-serif, 'Apple Color Emoji', 'Segoe UI Emoji', 'Segoe UI Symbol', 'Noto Color Emoji'"/>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1" text:display-levels="4">
        <style:list-level-properties text:list-level-position-and-space-mode="label-alignment">
          <style:list-level-label-alignment text:label-followed-by="listtab"/>
        </style:list-level-properties>
      </text:outline-level-style>
      <text:outline-level-style text:level="7" style:num-format="1" text:display-levels="4">
        <style:list-level-properties text:list-level-position-and-space-mode="label-alignment">
          <style:list-level-label-alignment text:label-followed-by="listtab"/>
        </style:list-level-properties>
      </text:outline-level-style>
      <text:outline-level-style text:level="8" style:num-format="1" text:display-levels="4">
        <style:list-level-properties text:list-level-position-and-space-mode="label-alignment">
          <style:list-level-label-alignment text:label-followed-by="listtab"/>
        </style:list-level-properties>
      </text:outline-level-style>
      <text:outline-level-style text:level="9" style:num-format="1" text:display-levels="4">
        <style:list-level-properties text:list-level-position-and-space-mode="label-alignment">
          <style:list-level-label-alignment text:label-followed-by="listtab"/>
        </style:list-level-properties>
      </text:outline-level-style>
      <text:outline-level-style text:level="10" style:num-format="1" text:display-levels="4">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19:58:49.957606139</meta:creation-date>
    <meta:editing-duration>PT4H46M53S</meta:editing-duration>
    <meta:editing-cycles>32</meta:editing-cycles>
    <meta:generator>LibreOffice/6.4.7.2$Linux_X86_64 LibreOffice_project/40$Build-2</meta:generator>
    <dc:date>2023-02-12T10:52:29.049808322</dc:date>
    <meta:document-statistic meta:table-count="0" meta:image-count="0" meta:object-count="0" meta:page-count="9" meta:paragraph-count="204" meta:word-count="1704" meta:character-count="11100" meta:non-whitespace-character-count="9602"/>
  </office:meta>
</office:document-meta>
</file>